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Heading_20_3">
      <style:text-properties style:font-name="Carlito"/>
    </style:style>
    <style:style style:name="P2" style:family="paragraph" style:parent-style-name="Standard">
      <style:text-properties officeooo:rsid="000cff02" officeooo:paragraph-rsid="000cff02"/>
    </style:style>
    <style:style style:name="P3" style:family="paragraph" style:parent-style-name="Standard">
      <style:text-properties style:font-name="Carlito" officeooo:paragraph-rsid="000cff02"/>
    </style:style>
    <style:style style:name="P4" style:family="paragraph" style:parent-style-name="Standard">
      <style:text-properties style:font-name="Carlito" fo:font-size="14pt" fo:font-weight="bold" officeooo:paragraph-rsid="000cff02" style:font-size-asian="14pt" style:font-weight-asian="bold" style:font-size-complex="14pt" style:font-weight-complex="bold"/>
    </style:style>
    <style:style style:name="T1" style:family="text">
      <style:text-properties officeooo:rsid="000cff02"/>
    </style:style>
    <style:style style:name="T2" style:family="text">
      <style:text-properties style:font-name="Carli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1</text:span>. Ejemplos de Aplicaciones con Inteligencia Artificial</text:p>
      <text:p text:style-name="P3"/>
      <text:p text:style-name="Text_20_body"><text:span text:style-name="Strong_20_Emphasis"><text:span text:style-name="T2">Suno AI:</text:span></text:span><text:span text:style-name="T2"> Suno AI es una aplicación de inteligencia artificial que se especializa en la creación de música. Utiliza algoritmos de IA para generar nuevas composiciones musicales basadas en patrones y estilos preexistentes. Los usuarios pueden interactuar con la aplicación para definir ciertos parámetros, como el género o el estado de ánimo, y la IA produce canciones originales que cumplen con esas especificaciones.</text:span></text:p>
      <text:p text:style-name="Text_20_body"><text:span text:style-name="Strong_20_Emphasis"><text:span text:style-name="T2">Sider AI:</text:span></text:span><text:span text:style-name="T2"> Sider AI es una aplicación que se enfoca en el resumen de contenido de video. Emplea inteligencia artificial para analizar el contenido de videos largos y extraer los puntos clave, creando resúmenes concisos que capturan la esencia del material. Esto es útil para quienes necesitan una visión rápida de un video sin tener que verlo en su totalidad, facilitando la comprensión y el acceso a la información relevante de manera eficiente.</text:span></text:p>
      <text:h text:style-name="P1" text:outline-level="3">2. ¿Qué es Inteligencia Artificial?</text:h>
      <text:p text:style-name="Text_20_body"><text:span text:style-name="T2">La </text:span><text:span text:style-name="Strong_20_Emphasis"><text:span text:style-name="T2">inteligencia artificial (IA)</text:span></text:span><text:span text:style-name="T2"> es un campo de la informática que se centra en crear sistemas capaces de realizar tareas que normalmente requieren inteligencia humana. Estas tareas incluyen el reconocimiento de voz, la toma de decisiones, el procesamiento de lenguaje natural y la visión por computadora. La IA se basa en algoritmos y modelos matemáticos para aprender de datos y mejorar su desempeño con el tiempo, sin intervención humana directa.</text:span></text:p>
      <text:h text:style-name="P1" text:outline-level="3">3. ¿Qué es Inteligencia?</text:h>
      <text:p text:style-name="Text_20_body"><text:span text:style-name="T2">La </text:span><text:span text:style-name="Strong_20_Emphasis"><text:span text:style-name="T2">inteligencia</text:span></text:span><text:span text:style-name="T2"> es la capacidad de adquirir y aplicar conocimientos y habilidades para resolver problemas, adaptarse a nuevas situaciones, entender ideas complejas y aprender de la experiencia. Implica habilidades como el razonamiento, la resolución de problemas, la planificación, el aprendizaje y la adaptación.</text:span></text:p>
      <text:h text:style-name="P1" text:outline-level="3">4. ¿Qué es Artificial?</text:h>
      <text:p text:style-name="Text_20_body"><text:span text:style-name="T2">El término </text:span><text:span text:style-name="Strong_20_Emphasis"><text:span text:style-name="T2">artificial</text:span></text:span><text:span text:style-name="T2"> se refiere a algo que no es natural o no ocurre de manera espontánea en la naturaleza, sino que es creado por el ser humano. En el contexto de "inteligencia artificial", "artificial" indica que la inteligencia en cuestión es generada y diseñada por humanos mediante tecnología y algoritmos, en contraste con la inteligencia natural que poseen los seres vivos.</text:spa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15:09:01.878032742</meta:creation-date>
    <dc:date>2024-08-05T15:15:22.211504611</dc:date>
    <meta:editing-duration>PT6M23S</meta:editing-duration>
    <meta:editing-cycles>2</meta:editing-cycles>
    <meta:generator>LibreOffice/7.6.6.3$Linux_X86_64 LibreOffice_project/60$Build-3</meta:generator>
    <meta:document-statistic meta:table-count="0" meta:image-count="0" meta:object-count="0" meta:page-count="1" meta:paragraph-count="9" meta:word-count="331" meta:character-count="2139" meta:non-whitespace-character-count="1817"/>
  </office:meta>
</office:document-meta>
</file>